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DejaVu Sans Mono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640fb"/>
    </style:style>
    <style:style style:name="P4" style:family="paragraph" style:parent-style-name="Standard" style:list-style-name="L3">
      <style:paragraph-properties fo:text-align="start" style:justify-single-word="false"/>
      <style:text-properties fo:font-weight="bold" officeooo:paragraph-rsid="001640fb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bold" officeooo:paragraph-rsid="001640fb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640f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0.5pt" style:text-underline-style="none" fo:font-weight="normal" officeooo:paragraph-rsid="001640fb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ize="10.5pt" style:text-underline-style="none" fo:font-weight="normal" officeooo:rsid="001b0332" officeooo:paragraph-rsid="001b0332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0.5pt" style:text-underline-style="none" fo:font-weight="normal" officeooo:rsid="001b175a" officeooo:paragraph-rsid="001b175a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byssinica SIL" fo:font-size="10.5pt" style:text-underline-style="none" fo:font-weight="normal" officeooo:rsid="001b175a" officeooo:paragraph-rsid="001bc133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normal" officeooo:rsid="0019d8d6" officeooo:paragraph-rsid="0019d8d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normal" officeooo:rsid="001b0332" officeooo:paragraph-rsid="001b033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C059"/>
    </style:style>
    <style:style style:name="P14" style:family="paragraph" style:parent-style-name="Standard">
      <style:paragraph-properties fo:text-align="start" style:justify-single-word="false"/>
      <style:text-properties style:font-name="C059" fo:font-size="12pt" style:text-underline-style="none" fo:font-weight="normal" officeooo:rsid="001b0332" officeooo:paragraph-rsid="001b033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059" fo:font-size="12pt" style:text-underline-style="none" fo:font-weight="normal" officeooo:rsid="001b175a" officeooo:paragraph-rsid="001b175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059" fo:font-size="12pt" style:text-underline-style="none" fo:font-weight="normal" officeooo:rsid="001b175a" officeooo:paragraph-rsid="001bc13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059" fo:font-size="12pt" style:text-underline-style="none" fo:font-weight="normal" officeooo:rsid="001bc133" officeooo:paragraph-rsid="001bc133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C059" fo:font-size="12pt" style:text-underline-style="none" fo:font-weight="bold" officeooo:rsid="001bc133" officeooo:paragraph-rsid="001bc13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059" fo:font-size="12pt" style:text-underline-style="solid" style:text-underline-width="auto" style:text-underline-color="font-color" fo:font-weight="bold" officeooo:rsid="001b175a" officeooo:paragraph-rsid="001b175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059" fo:font-size="12pt" style:text-underline-style="solid" style:text-underline-width="auto" style:text-underline-color="font-color" fo:font-weight="bold" officeooo:rsid="001bc133" officeooo:paragraph-rsid="001bc13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059"/>
    </style:style>
    <style:style style:name="P22" style:family="paragraph" style:parent-style-name="Standard">
      <style:paragraph-properties fo:text-align="start" style:justify-single-word="false"/>
      <style:text-properties style:font-name="C059" officeooo:paragraph-rsid="001640fb"/>
    </style:style>
    <style:style style:name="P23" style:family="paragraph" style:parent-style-name="Text_20_body">
      <style:paragraph-properties fo:text-align="start" style:justify-single-word="false"/>
      <style:text-properties style:font-name="C059" fo:font-size="12pt" style:text-underline-style="solid" style:text-underline-width="auto" style:text-underline-color="font-color" fo:font-weight="bold" officeooo:rsid="001bc133" officeooo:paragraph-rsid="001bc133" style:font-size-asian="10.5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C059" officeooo:paragraph-rsid="001b175a"/>
    </style:style>
    <style:style style:name="P25" style:family="paragraph" style:parent-style-name="Text_20_body">
      <style:paragraph-properties fo:text-align="start" style:justify-single-word="false"/>
      <style:text-properties style:font-name="Abyssinica SIL" fo:font-size="10.5pt" style:text-underline-style="solid" style:text-underline-width="auto" style:text-underline-color="font-color" fo:font-weight="bold" officeooo:rsid="001bc133" officeooo:paragraph-rsid="001bc133" style:font-size-asian="10.5pt" style:font-weight-asian="bold" style:font-size-complex="10.5pt" style:font-weight-complex="bold"/>
    </style:style>
    <style:style style:name="T1" style:family="text">
      <style:text-properties fo:font-variant="normal" fo:text-transform="none" fo:color="#24292e" style:font-name="apple-system" fo:letter-spacing="normal" fo:font-style="normal"/>
    </style:style>
    <style:style style:name="T2" style:family="text">
      <style:text-properties fo:font-variant="normal" fo:text-transform="none" fo:color="#24292e" style:font-name="apple-system" fo:letter-spacing="normal" fo:font-style="normal" fo:font-weight="normal" officeooo:rsid="001640fb" style:font-weight-asian="normal" style:font-weight-complex="normal"/>
    </style:style>
    <style:style style:name="T3" style:family="text">
      <style:text-properties fo:font-variant="normal" fo:text-transform="none" fo:color="#24292e" style:font-name="apple-system" fo:letter-spacing="normal" fo:font-style="normal" officeooo:rsid="001640fb"/>
    </style:style>
    <style:style style:name="T4" style:family="text">
      <style:text-properties fo:font-variant="normal" fo:text-transform="none" fo:color="#24292e" style:font-name="apple-system" fo:font-size="12pt" fo:letter-spacing="normal" fo:font-style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4292e" style:font-name="apple-system" fo:font-size="12pt" fo:letter-spacing="normal" fo:font-style="normal" style:font-weight-asian="bold" style:font-weight-complex="bold"/>
    </style:style>
    <style:style style:name="T9" style:family="text">
      <style:text-properties fo:font-variant="normal" fo:text-transform="none" fo:color="#24292e" style:font-name="apple-system" fo:font-size="12pt" fo:letter-spacing="normal" fo:font-style="normal" officeooo:rsid="001640fb"/>
    </style:style>
    <style:style style:name="T10" style:family="text">
      <style:text-properties fo:font-variant="normal" fo:text-transform="none" fo:color="#24292e" style:font-name="C059" fo:font-size="16pt" fo:letter-spacing="normal" fo:font-style="normal" style:text-underline-style="solid" style:text-underline-width="auto" style:text-underline-color="font-color" fo:font-weight="normal" style:font-size-asian="16pt" style:font-size-complex="16pt"/>
    </style:style>
    <style:style style:name="T11" style:family="text">
      <style:text-properties fo:font-variant="normal" fo:text-transform="none" fo:color="#24292e" style:font-name="C059" fo:letter-spacing="normal" fo:font-style="normal"/>
    </style:style>
    <style:style style:name="T12" style:family="text">
      <style:text-properties fo:font-variant="normal" fo:text-transform="none" fo:color="#24292e" style:font-name="C059" fo:letter-spacing="normal" fo:font-style="normal" officeooo:rsid="0019d8d6"/>
    </style:style>
    <style:style style:name="T13" style:family="text">
      <style:text-properties fo:font-variant="normal" fo:text-transform="none" fo:color="#24292e" style:font-name="C059" fo:letter-spacing="normal" fo:font-style="normal" officeooo:rsid="001b0332"/>
    </style:style>
    <style:style style:name="T14" style:family="text">
      <style:text-properties fo:font-variant="normal" fo:text-transform="none" fo:color="#24292e" style:font-name="C059" fo:letter-spacing="normal" fo:font-style="normal" style:text-underline-style="none" fo:font-weight="normal" style:font-size-asian="12pt" style:font-weight-asian="normal" style:font-weight-complex="normal" loext:padding="0cm" loext:border="none"/>
    </style:style>
    <style:style style:name="T15" style:family="text">
      <style:text-properties fo:font-variant="normal" fo:text-transform="none" fo:color="#24292e" fo:letter-spacing="normal" fo:font-style="normal"/>
    </style:style>
    <style:style style:name="T16" style:family="text">
      <style:text-properties fo:font-variant="normal" fo:text-transform="none" fo:color="#24292e" fo:letter-spacing="normal" fo:font-style="normal" officeooo:rsid="001b175a"/>
    </style:style>
    <style:style style:name="T17" style:family="text">
      <style:text-properties fo:font-variant="normal" fo:text-transform="none" fo:color="#24292e" fo:letter-spacing="normal" fo:font-style="normal" officeooo:rsid="001bc133"/>
    </style:style>
    <style:style style:name="T18" style:family="text">
      <style:text-properties fo:font-variant="normal" fo:text-transform="none" fo:color="#24292e" fo:letter-spacing="normal" fo:font-style="normal" style:text-underline-style="solid" style:text-underline-width="auto" style:text-underline-color="font-color" fo:font-weight="bold" officeooo:rsid="001bc133" style:font-weight-asian="bold" style:font-weight-complex="bold"/>
    </style:style>
    <style:style style:name="T19" style:family="text">
      <style:text-properties fo:font-variant="normal" fo:text-transform="none" fo:color="#24292e" fo:letter-spacing="normal" fo:font-style="normal" style:text-underline-style="none" fo:font-weight="normal" style:font-weight-asian="normal" style:font-weight-complex="normal"/>
    </style:style>
    <style:style style:name="T20" style:family="text">
      <style:text-properties fo:font-variant="normal" fo:text-transform="none" fo:color="#24292e" fo:letter-spacing="normal" fo:font-style="normal" style:text-underline-style="none" fo:font-weight="normal" style:font-size-asian="12pt" style:font-weight-asian="normal" style:font-weight-complex="normal"/>
    </style:style>
    <style:style style:name="T21" style:family="text">
      <style:text-properties fo:font-variant="normal" fo:text-transform="none" fo:color="#24292e" fo:letter-spacing="normal" fo:font-style="normal" style:text-underline-style="none" fo:font-weight="normal" officeooo:rsid="001dadc6" style:font-size-asian="12pt" style:font-weight-asian="normal" style:font-weight-complex="normal"/>
    </style:style>
    <style:style style:name="T22" style:family="text">
      <style:text-properties fo:font-variant="normal" fo:text-transform="none" fo:color="#24292e" fo:font-size="12pt" fo:letter-spacing="normal" fo:font-style="normal" style:text-underline-style="none" fo:font-weight="normal" officeooo:rsid="001b175a" style:font-size-asian="10.5pt" style:font-weight-asian="bold" style:font-size-complex="12pt" style:font-weight-complex="bold"/>
    </style:style>
    <style:style style:name="T23" style:family="text">
      <style:text-properties fo:font-variant="normal" fo:text-transform="none" fo:color="#24292e" fo:font-size="12pt" fo:letter-spacing="normal" fo:font-style="normal" fo:font-weight="normal"/>
    </style:style>
    <style:style style:name="T24" style:family="text">
      <style:text-properties fo:font-variant="normal" fo:text-transform="none" fo:color="#24292e" fo:font-size="12pt" fo:letter-spacing="normal" fo:font-style="normal" fo:font-weight="normal" officeooo:rsid="0015b21c"/>
    </style:style>
    <style:style style:name="T25" style:family="text">
      <style:text-properties style:font-name="C059"/>
    </style:style>
    <style:style style:name="T26" style:family="text">
      <style:text-properties style:font-name="C059" fo:font-size="16pt" style:text-underline-style="solid" style:text-underline-width="auto" style:text-underline-color="font-color" officeooo:rsid="0015b21c" style:font-size-asian="16pt" style:font-size-complex="16pt"/>
    </style:style>
    <style:style style:name="T27" style:family="text">
      <style:text-properties style:font-name="C059" fo:font-size="12pt" style:font-size-asian="10.5pt" style:font-size-complex="12pt"/>
    </style:style>
    <style:style style:name="T28" style:family="text">
      <style:text-properties style:font-name="C059" fo:font-size="12pt" officeooo:rsid="001dadc6" style:font-size-asian="10.5pt" style:font-size-complex="12pt"/>
    </style:style>
    <style:style style:name="T29" style:family="text">
      <style:text-properties style:font-name="C059" fo:font-size="12pt" officeooo:rsid="001f9317" style:font-size-asian="10.5pt" style:font-size-complex="12pt"/>
    </style:style>
    <style:style style:name="T30" style:family="text">
      <style:text-properties style:font-name="C059" fo:font-size="12pt" officeooo:rsid="00207029" style:font-size-asian="10.5pt" style:font-size-complex="12pt"/>
    </style:style>
    <style:style style:name="T31" style:family="text">
      <style:text-properties fo:font-size="12pt" style:font-size-asian="10.5pt" style:font-size-complex="12pt"/>
    </style:style>
    <style:style style:name="T32" style:family="text">
      <style:text-properties fo:font-size="12pt" officeooo:rsid="001dadc6" style:font-size-asian="10.5pt" style:font-size-complex="12pt"/>
    </style:style>
    <style:style style:name="T33" style:family="text">
      <style:text-properties fo:font-size="12pt" officeooo:rsid="00207029" style:font-size-asian="10.5pt" style:font-size-complex="12pt"/>
    </style:style>
    <style:style style:name="T34" style:family="text">
      <style:text-properties fo:font-size="12pt" officeooo:rsid="001f9317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5"><text:s text:c="3"/></text:span><text:span text:style-name="T26">Documentation Of </text:span><text:span text:style-name="T10">Development Panic/Recover Middleware</text:span></text:p>
      <text:p text:style-name="P2"/>
      <text:p text:style-name="P2"/>
      <text:p text:style-name="P13"><text:span text:style-name="T23">In th</text:span><text:span text:style-name="T24">is </text:span><text:span text:style-name="T23">exercise we learned how to create some HTTP middleware that recovers from any panics in our application and renders a stack trace if we are in a local development environment. </text:span><text:span text:style-name="T24">W</text:span><text:span text:style-name="T23">e will be </text:span><text:span text:style-name="T24">also </text:span><text:span text:style-name="T23">taking that code a step further; we will be adding in the ability to navigate to any source file in the panic stack trace in order to make it easier to debug issues when they arise in a development environment.</text:span></text:p>
      <text:p text:style-name="P21"><text:span text:style-name="T23"/></text:p>
      <text:p text:style-name="P22"><text:span text:style-name="T24">To <text:s/>do this we need to </text:span><text:span text:style-name="T23">add the following to the application <text:s/>:-</text:span></text:p>
      <text:p text:style-name="P22"><text:span text:style-name="T23"/></text:p>
      <text:list xml:id="list2316304307" text:style-name="L3">
        <text:list-item>
          <text:p text:style-name="P5"><text:span text:style-name="T8">An HTTP handler that will render source files in the browse</text:span></text:p>
        </text:list-item>
        <text:list-item>
          <text:p text:style-name="P3"><text:span text:style-name="T7">Parse the stack trace</text:span><text:span text:style-name="T5">  </text:span></text:p>
        </text:list-item>
        <text:list-item>
          <text:p text:style-name="P4"><text:span text:style-name="T9">C</text:span><text:span text:style-name="T4">reating links</text:span></text:p>
          <text:p text:style-name="P5"><text:span text:style-name="T6"/></text:p>
        </text:list-item>
      </text:list>
      <text:p text:style-name="P6"><text:span text:style-name="T4">An HTTP handler <text:s/>:-</text:span></text:p>
      <text:p text:style-name="P6"><text:span text:style-name="T4"/></text:p>
      <text:p text:style-name="P7"><text:span text:style-name="T15">mux := http.NewServeMux()</text:span></text:p>
      <text:p text:style-name="P7"><text:span text:style-name="T15"><text:tab/>mux.HandleFunc("/debug/", sourceCodeHandler)</text:span></text:p>
      <text:p text:style-name="P7"><text:span text:style-name="T15"><text:tab/>mux.HandleFunc("/panic/", panicDemo)</text:span></text:p>
      <text:p text:style-name="P7"><text:span text:style-name="T15"><text:tab/>mux.HandleFunc("/panic-after/", panicAfterDemo)</text:span></text:p>
      <text:p text:style-name="P7"><text:span text:style-name="T15"><text:tab/>mux.HandleFunc("/", hello)</text:span></text:p>
      <text:p text:style-name="P7"><text:span text:style-name="T15"><text:tab/>log.Fatal(http.ListenAndServe(":3022", devMw(mux)))</text:span></text:p>
      <text:p text:style-name="P7"><text:span text:style-name="T15">}</text:span></text:p>
      <text:p text:style-name="P7"><text:span text:style-name="T12"/></text:p>
      <text:p text:style-name="P11"><text:span text:style-name="T11">Firstly, create our own ServeMux with the help of http.NewServeMux method and after that we have to handle some fuctions like sourceCodeHandler, panicDemo etc.</text:span></text:p>
      <text:p text:style-name="P11"><text:span text:style-name="T13">Now,</text:span><text:span text:style-name="T11">we have to use Http. ListenAndServe method to start our own server on some port address in browser. </text:span></text:p>
      <text:p text:style-name="P11"><text:span text:style-name="T15"/></text:p>
      <text:p text:style-name="P12"><text:span text:style-name="T15">Now see how sourceCodeHandler function works..</text:span></text:p>
      <text:p text:style-name="P12"><text:span text:style-name="T15"/></text:p>
      <text:p text:style-name="P8"><text:span text:style-name="T15">func sourceCodeHandler(w http.ResponseWriter, r *http.Request) {</text:span></text:p>
      <text:p text:style-name="P8"><text:span text:style-name="T15"><text:tab/>//path := "/home/hemant/Desktop/goprogram/RECOVER_CHROMA/main.go"</text:span></text:p>
      <text:p text:style-name="P8"><text:span text:style-name="T15"><text:tab/></text:span></text:p>
      <text:p text:style-name="P8"><text:span text:style-name="T15"><text:tab/>path := r.FormValue("path") <text:s/>// returns the first value for the named components of the query. </text:span></text:p>
      <text:p text:style-name="P8"><text:span text:style-name="T15"/></text:p>
      <text:p text:style-name="P8"><text:span text:style-name="T15"><text:tab/>file, err := os.Open(path) // For read Access</text:span></text:p>
      <text:p text:style-name="P8"><text:span text:style-name="T15"><text:tab/>if err != nil {</text:span></text:p>
      <text:p text:style-name="P8"><text:span text:style-name="T15"><text:tab/><text:tab/>http.Error(w, err.Error(), http.StatusInternalServerError)</text:span></text:p>
      <text:p text:style-name="P8"><text:span text:style-name="T15"><text:tab/><text:tab/>return</text:span></text:p>
      <text:p text:style-name="P8"><text:span text:style-name="T15"><text:tab/>}</text:span></text:p>
      <text:p text:style-name="P8"><text:span text:style-name="T15"/></text:p>
      <text:p text:style-name="P8"><text:span text:style-name="T15"><text:tab/>/*b := bytes.NewBuffer(nil)</text:span></text:p>
      <text:p text:style-name="P8"><text:span text:style-name="T15"><text:tab/>_, err = io.Copy(b, file)</text:span></text:p>
      <text:p text:style-name="P8"><text:span text:style-name="T15"><text:tab/>if err != nil {</text:span></text:p>
      <text:p text:style-name="P8"><text:span text:style-name="T15"><text:tab/><text:tab/>http.Error(w, err.Error(), http.StatusInternalServerError)</text:span></text:p>
      <text:p text:style-name="P8"><text:span text:style-name="T15"><text:tab/><text:tab/>return</text:span></text:p>
      <text:p text:style-name="P8"><text:span text:style-name="T15"><text:tab/>}*/</text:span></text:p>
      <text:p text:style-name="P8"><text:span text:style-name="T15"/></text:p>
      <text:p text:style-name="P8"><text:soft-page-break/><text:span text:style-name="T15"><text:tab/>//_ = quick.Highlight(w, b.String(), "go", "html", "monokai") // <text:s/>used for highlighting syntax in browsers.</text:span></text:p>
      <text:p text:style-name="P8"><text:span text:style-name="T15"/></text:p>
      <text:p text:style-name="P8"><text:span text:style-name="T15"><text:tab/>io.Copy(w, file)</text:span></text:p>
      <text:p text:style-name="P8"><text:span text:style-name="T15">}</text:span></text:p>
      <text:p text:style-name="P8"><text:span text:style-name="T15"/></text:p>
      <text:p text:style-name="P14"><text:span text:style-name="T15">Now sourceCodeHandler() function takes response <text:s/>and request as a</text:span><text:span text:style-name="T16">n</text:span><text:span text:style-name="T15"> arguments and now <text:s/>Formvalue() function returns the first value for the named components of the query. <text:s/>os.Open() fuction which is basically take path of a file as an argument and open tha file </text:span><text:span text:style-name="T16">and at last io.Copy() method was called to copy the file in response (w)</text:span><text:span text:style-name="T15"> </text:span><text:span text:style-name="T16">to open the file </text:span><text:span text:style-name="T15">in browser. <text:s/></text:span></text:p>
      <text:p text:style-name="P14"><text:span text:style-name="T15"/></text:p>
      <text:p text:style-name="P19"><text:span text:style-name="T1">Parse the Stack Trace:-</text:span></text:p>
      <text:p text:style-name="P19"><text:span text:style-name="T15"/></text:p>
      <text:p text:style-name="P24"><text:span text:style-name="T22">With a source code handler in place we should now be ready to start parsing the stack trace in order to figure out which source files are mentioned in it.</text:span></text:p>
      <text:p text:style-name="P15"><text:span text:style-name="T15">Here we want to print the full stack trace after that we <text:s/>created liks of this parse trace.</text:span></text:p>
      <text:p text:style-name="P19"><text:span text:style-name="T1"/></text:p>
      <text:p text:style-name="P9"><text:span text:style-name="T15">func devMw(app http.Handler) http.HandlerFunc {</text:span></text:p>
      <text:p text:style-name="P9"><text:span text:style-name="T15"><text:tab/>return func(w http.ResponseWriter, r *http.Request) {</text:span></text:p>
      <text:p text:style-name="P9"><text:span text:style-name="T15"><text:tab/><text:tab/>defer func() {</text:span></text:p>
      <text:p text:style-name="P9"><text:span text:style-name="T15"><text:tab/><text:tab/><text:tab/>if err := recover(); err != nil {</text:span></text:p>
      <text:p text:style-name="P9"><text:span text:style-name="T15"><text:tab/><text:tab/><text:tab/><text:tab/>log.Println(err)</text:span></text:p>
      <text:p text:style-name="P9"><text:span text:style-name="T15"><text:tab/><text:tab/><text:tab/><text:tab/>stack := debug.Stack()</text:span></text:p>
      <text:p text:style-name="P9"><text:span text:style-name="T15"><text:tab/><text:tab/><text:tab/><text:tab/>log.Println(string(stack)) <text:s/>// used to print the stacktrace for the current stack trace.</text:span></text:p>
      <text:p text:style-name="P9"><text:span text:style-name="T15"><text:tab/><text:tab/><text:tab/><text:tab/>w.WriteHeader(http.StatusInternalServerError)</text:span></text:p>
      <text:p text:style-name="P9"><text:span text:style-name="T15"><text:tab/><text:tab/><text:tab/><text:tab/>fmt.Fprintf(w, "&lt;h1&gt;panic: %v&lt;/h1&gt;&lt;pre&gt;%s&lt;/pre&gt;", err, makeLinks(string(stack)))</text:span></text:p>
      <text:p text:style-name="P9"><text:span text:style-name="T15"><text:tab/><text:tab/><text:tab/>}</text:span></text:p>
      <text:p text:style-name="P9"><text:span text:style-name="T15"><text:tab/><text:tab/>}()</text:span></text:p>
      <text:p text:style-name="P9"><text:span text:style-name="T15"><text:tab/><text:tab/>app.ServeHTTP(w, r)</text:span></text:p>
      <text:p text:style-name="P9"><text:span text:style-name="T15"><text:tab/>}</text:span></text:p>
      <text:p text:style-name="P9"><text:span text:style-name="T15">}</text:span></text:p>
      <text:p text:style-name="P9"><text:span text:style-name="T15"/></text:p>
      <text:p text:style-name="P16"><text:span text:style-name="T15">Basically, this code <text:s/>helps us to achieve which we want’s to. DevMw() function app http.Handler as an argument and returns a function and This function plays a very important role in printing a full stack trace. <text:s/>To print the stack trace </text:span><text:span text:style-name="T17">first we have to use debug.Stack() function and after that call log.Printlnn(string(stack)) to prinnt the full stack in browser in string format. </text:span></text:p>
      <text:p text:style-name="P16"><text:span text:style-name="T17"><text:s text:c="2"/></text:span></text:p>
      <text:p text:style-name="P16"><text:span text:style-name="T18">Something like this:-</text:span><text:span text:style-name="T15"> </text:span></text:p>
      <text:p text:style-name="P16"><text:span text:style-name="T15"><text:s text:c="7"/>/*</text:span></text:p>
      <text:p text:style-name="P10"><text:span text:style-name="T15">goroutine 31 [running]:</text:span></text:p>
      <text:p text:style-name="P10"><text:span text:style-name="T15">runtime/debug.Stack(0xc0000bf870, 0x1, 0x1)</text:span></text:p>
      <text:p text:style-name="P10"><text:span text:style-name="T15"><text:tab/>/usr/local/go/src/runtime/debug/stack.go:24 +0x9f</text:span></text:p>
      <text:p text:style-name="P10"><text:span text:style-name="T15">main.devMw.func1.1(0x6f7350, 0xc0000fca80)</text:span></text:p>
      <text:p text:style-name="P10"><text:span text:style-name="T15"><text:tab/>/home/hemant/Desktop/goprogram/RECOVER_CHROMA/main.go:48 +0xaa</text:span></text:p>
      <text:p text:style-name="P10"><text:span text:style-name="T15">panic(0x650bc0, 0x6ef3f0)</text:span></text:p>
      <text:p text:style-name="P10"><text:span text:style-name="T15"><text:tab/>/usr/local/go/src/runtime/panic.go:965 +0x1b9</text:span></text:p>
      <text:p text:style-name="P10"><text:soft-page-break/><text:span text:style-name="T15">main.funcThatPanics(...)</text:span></text:p>
      <text:p text:style-name="P10"><text:span text:style-name="T15"><text:tab/>/home/hemant/Desktop/goprogram/RECOVER_CHROMA/main.go:68</text:span></text:p>
      <text:p text:style-name="P10"><text:span text:style-name="T15">main.panicDemo(0x6f7350, 0xc0000fca80, 0xc000119300)</text:span></text:p>
      <text:p text:style-name="P10"><text:span text:style-name="T15"><text:tab/>/home/hemant/Desktop/goprogram/RECOVER_CHROMA/main.go:59 +0x39</text:span></text:p>
      <text:p text:style-name="P10"><text:span text:style-name="T15">net/http.HandlerFunc.ServeHTTP(0x6b7aa0, 0x6f7350, 0xc0000fca80, 0xc000119300)</text:span></text:p>
      <text:p text:style-name="P10"><text:span text:style-name="T15"><text:tab/>/usr/local/go/src/net/http/server.go:2069 +0x44</text:span></text:p>
      <text:p text:style-name="P10"><text:span text:style-name="T15">net/http.(*ServeMux).ServeHTTP(0xc0000da1c0, 0x6f7350, 0xc0000fca80, 0xc000119300)</text:span></text:p>
      <text:p text:style-name="P10"><text:span text:style-name="T15"><text:tab/>/usr/local/go/src/net/http/server.go:2448 +0x1ad</text:span></text:p>
      <text:p text:style-name="P10"><text:span text:style-name="T15">main.devMw.func1(0x6f7350, 0xc0000fca80, 0xc000119300)</text:span></text:p>
      <text:p text:style-name="P10"><text:span text:style-name="T15"><text:tab/>/home/hemant/Desktop/goprogram/RECOVER_CHROMA/main.go:54 +0x7e</text:span></text:p>
      <text:p text:style-name="P10"><text:span text:style-name="T15">net/http.HandlerFunc.ServeHTTP(0xc0000a80a8, 0x6f7350, 0xc0000fca80, 0xc000119300)</text:span></text:p>
      <text:p text:style-name="P10"><text:span text:style-name="T15"><text:tab/>/usr/local/go/src/net/http/server.go:2069 +0x44</text:span></text:p>
      <text:p text:style-name="P10"><text:span text:style-name="T15">net/http.serverHandler.ServeHTTP(0xc0000fc000, 0x6f7350, 0xc0000fca80, 0xc000119300)</text:span></text:p>
      <text:p text:style-name="P10"><text:span text:style-name="T15"><text:tab/>/usr/local/go/src/net/http/server.go:2887 +0xa3</text:span></text:p>
      <text:p text:style-name="P10"><text:span text:style-name="T15">net/http.(*conn).serve(0xc0000b8e60, 0x6f7760, 0xc0000da7c0)</text:span></text:p>
      <text:p text:style-name="P10"><text:span text:style-name="T15"><text:tab/>/usr/local/go/src/net/http/server.go:1952 +0x8cd</text:span></text:p>
      <text:p text:style-name="P10"><text:span text:style-name="T15">created by net/http.(*Server).Serve</text:span></text:p>
      <text:p text:style-name="P10"><text:span text:style-name="T15"><text:tab/>/usr/local/go/src/net/http/server.go:3013 +0x39b</text:span></text:p>
      <text:p text:style-name="P10"><text:span text:style-name="T15">*/</text:span></text:p>
      <text:p text:style-name="P10"><text:span text:style-name="T15"/></text:p>
      <text:p text:style-name="P17"><text:span text:style-name="T15">Now the last task is to convert the lines between which is starting from(tab) and ending with colon(:). So, <text:s/>to do this.. take a look.</text:span></text:p>
      <text:list xml:id="list10827071274737" text:continue-numbering="true" text:style-name="L3">
        <text:list-header>
          <text:p text:style-name="P18"><text:span text:style-name="T2"/></text:p>
        </text:list-header>
      </text:list>
      <text:p text:style-name="P20"><text:span text:style-name="T3">C</text:span><text:span text:style-name="T1">reating Link:-</text:span></text:p>
      <text:p text:style-name="P20"><text:span text:style-name="T1"/></text:p>
      <text:p text:style-name="P23"><text:span text:style-name="T20">For now just try to parse out the path to any source files, as well as the line number in the file where the stack trace points to. </text:span><text:span text:style-name="T21">We </text:span><text:span text:style-name="T20">use characters like a tab and the colon (</text:span><text:span text:style-name="Source_20_Text"><text:span text:style-name="T14">:</text:span></text:span><text:span text:style-name="T20">) to match my string.</text:span></text:p>
      <text:p text:style-name="P23"><text:span text:style-name="T20"/></text:p>
      <text:p text:style-name="P25"><text:span text:style-name="T19">func makeLinks(stack string) string {</text:span></text:p>
      <text:p text:style-name="P25"><text:span text:style-name="T19"><text:tab/>lines := strings.Split(stack, "\n") // split string when next "\n" occur</text:span></text:p>
      <text:p text:style-name="P25"><text:span text:style-name="T19"><text:tab/>for li, line := range lines {</text:span></text:p>
      <text:p text:style-name="P25"><text:span text:style-name="T19"><text:tab/><text:tab/>if len(line) == 0 || line[0] != '\t' {</text:span></text:p>
      <text:p text:style-name="P25"><text:span text:style-name="T19"><text:tab/><text:tab/><text:tab/>continue</text:span></text:p>
      <text:p text:style-name="P25"><text:span text:style-name="T19"><text:tab/><text:tab/>}</text:span></text:p>
      <text:p text:style-name="P25"><text:span text:style-name="T19"><text:tab/><text:tab/>file := ""</text:span></text:p>
      <text:p text:style-name="P25"><text:span text:style-name="T19"><text:tab/><text:tab/>for i, ch := range line {</text:span></text:p>
      <text:p text:style-name="P25"><text:span text:style-name="T19"><text:tab/><text:tab/><text:tab/>if ch == ':' {</text:span></text:p>
      <text:p text:style-name="P25"><text:span text:style-name="T19"><text:tab/><text:tab/><text:tab/><text:tab/>file = line[1:i]</text:span></text:p>
      <text:p text:style-name="P25"><text:span text:style-name="T19"><text:tab/><text:tab/><text:tab/><text:tab/>break</text:span></text:p>
      <text:p text:style-name="P25"><text:span text:style-name="T19"><text:tab/><text:tab/><text:tab/>}</text:span></text:p>
      <text:p text:style-name="P25"><text:span text:style-name="T19"><text:tab/><text:tab/>}</text:span></text:p>
      <text:p text:style-name="P25"><text:soft-page-break/><text:span text:style-name="T19"><text:tab/><text:tab/>//<text:tab/>/usr/local/go/src/runtime/debug/stack.go:24 +0x9f</text:span></text:p>
      <text:p text:style-name="P25"><text:span text:style-name="T19"><text:tab/><text:tab/>var lineStr strings.Builder</text:span></text:p>
      <text:p text:style-name="P25"><text:span text:style-name="T19"><text:tab/><text:tab/>for i := len(file) + 2; i &lt; len(line); i++ {</text:span></text:p>
      <text:p text:style-name="P25"><text:span text:style-name="T19"><text:tab/><text:tab/><text:tab/>if line[i] &lt; '0' || line[i] &gt; '9' {</text:span></text:p>
      <text:p text:style-name="P25"><text:span text:style-name="T19"><text:tab/><text:tab/><text:tab/><text:tab/>break</text:span></text:p>
      <text:p text:style-name="P25"><text:span text:style-name="T19"><text:tab/><text:tab/><text:tab/>}</text:span></text:p>
      <text:p text:style-name="P25"><text:span text:style-name="T19"><text:tab/><text:tab/><text:tab/>lineStr.WriteByte(line[i])</text:span></text:p>
      <text:p text:style-name="P25"><text:span text:style-name="T19"><text:tab/><text:tab/>}</text:span></text:p>
      <text:p text:style-name="P25"><text:span text:style-name="T19"><text:tab/><text:tab/>v := url.Values{} // used to map a string key to a list of values.</text:span></text:p>
      <text:p text:style-name="P25"><text:span text:style-name="T19"><text:tab/><text:tab/>v.Set("path", file)</text:span></text:p>
      <text:p text:style-name="P25"><text:span text:style-name="T19"><text:tab/><text:tab/>lines[li] = "\t&lt;a href=\"/debug/?" + v.Encode() + "\"&gt;" + file + ":" + lineStr.String() + "&lt;/a&gt;" + line[len(file)+2+len(lineStr.String()):]</text:span></text:p>
      <text:p text:style-name="P25"><text:span text:style-name="T19"><text:tab/>}</text:span></text:p>
      <text:p text:style-name="P25"><text:span text:style-name="T19"><text:tab/>return strings.Join(lines, "\n")</text:span></text:p>
      <text:p text:style-name="P25"><text:span text:style-name="T19">}</text:span></text:p>
      <text:p text:style-name="P13">So, this is the code which is used to create links..</text:p>
      <text:p text:style-name="P13"/>
      <text:p text:style-name="P13"><text:span text:style-name="T32">F</text:span><text:span text:style-name="T31">unction makeLinks() takes a stack (string) as an argument and return a string.</text:span></text:p>
      <text:p text:style-name="P13"/>
      <text:p text:style-name="P13"><text:span text:style-name="T32"><text:s/>Firstly, we have to split the stack trace when ever a new line(“\n”) was encounter and store it in lines variable. After that make a loop over the lines and check if the length of line is zero or line starts with tab if yes then skip these lines </text:span><text:span text:style-name="T33">or </text:span><text:span text:style-name="T32">continue. Otherwise </text:span><text:span text:style-name="T34">take line from (\) to colon(:) character and after that join the line number with this line which i take from betweeen(\) to colon(:)character and converting these lines into url links with the help of &lt;a href&gt; tag of HTML. Here url.Values{} <text:s/>used for map a string key to a list of values. And v.Set() function is used for set the file to a specific path.</text:span></text:p>
      <text:p text:style-name="P13"><text:span text:style-name="T34">At last function makeLinks() </text:span><text:span text:style-name="T33">make a call of strings.Join() function which concatenates all the elements present in the slice (lines) of string into a single string. This function is available in string package.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2:45:02.102597538</meta:creation-date>
    <dc:date>2021-03-15T01:08:25.206981987</dc:date>
    <meta:editing-duration>PT12M4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119" meta:word-count="922" meta:character-count="6723" meta:non-whitespace-character-count="5756"/>
  </office:meta>
</office:document-meta>
</file>